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D3669EDE7BACDF23.gif" manifest:media-type="image/gif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49cm"/>
      <style:text-properties loext:padding="0cm" loext:border="none"/>
    </style:style>
    <style:style style:name="P2" style:family="paragraph" style:parent-style-name="Standard">
      <style:paragraph-properties fo:margin-left="0cm" fo:margin-right="0cm" style:line-height-at-least="0.423cm" fo:orphans="2" fo:widows="2" fo:text-indent="0cm" style:auto-text-indent="false" style:writing-mode="lr-tb"/>
      <style:text-properties fo:font-variant="normal" fo:text-transform="none" fo:color="#d4d4d4" style:font-name="Consolas" fo:font-size="8.85000038146973pt" fo:letter-spacing="normal" fo:font-style="normal" fo:font-weight="normal" fo:background-color="#1e1e1e"/>
    </style:style>
    <style:style style:name="P3" style:family="paragraph" style:parent-style-name="Standard">
      <style:paragraph-properties style:line-height-at-least="0.423cm" fo:orphans="2" fo:widows="2" style:writing-mode="lr-tb"/>
      <style:text-properties fo:font-variant="normal" fo:text-transform="none" fo:color="#d4d4d4" style:font-name="Consolas" fo:font-size="8.85000038146973pt" fo:letter-spacing="normal" fo:font-style="normal" fo:font-weight="normal" fo:background-color="#1e1e1e"/>
    </style:style>
    <style:style style:name="P4" style:family="paragraph" style:parent-style-name="Standard">
      <style:paragraph-properties style:line-height-at-least="0.423cm" fo:orphans="2" fo:widows="2" style:writing-mode="lr-tb"/>
      <style:text-properties fo:font-variant="normal" fo:text-transform="none" fo:color="#6a9955" style:font-name="Consolas" fo:font-size="8.85000038146973pt" fo:letter-spacing="normal" fo:font-style="normal" fo:font-weight="normal" fo:background-color="#1e1e1e"/>
    </style:style>
    <style:style style:name="P5" style:family="paragraph" style:parent-style-name="Standard">
      <style:paragraph-properties style:line-height-at-least="0.423cm" fo:orphans="2" fo:widows="2" style:writing-mode="lr-tb"/>
      <style:text-properties fo:font-variant="normal" fo:text-transform="none" fo:color="#569cd6" style:font-name="Consolas" fo:font-size="8.85000038146973pt" fo:letter-spacing="normal" fo:font-style="normal" fo:font-weight="normal" fo:background-color="#1e1e1e"/>
    </style:style>
    <style:style style:name="P6" style:family="paragraph" style:parent-style-name="Standard">
      <style:paragraph-properties style:line-height-at-least="0.423cm" fo:orphans="2" fo:widows="2" style:writing-mode="lr-tb"/>
    </style:style>
    <style:style style:name="T1" style:family="text">
      <style:text-properties fo:color="#569cd6"/>
    </style:style>
    <style:style style:name="T2" style:family="text">
      <style:text-properties fo:color="#ce9178"/>
    </style:style>
    <style:style style:name="T3" style:family="text">
      <style:text-properties fo:color="#dcdcaa"/>
    </style:style>
    <style:style style:name="T4" style:family="text">
      <style:text-properties fo:color="#4ec9b0"/>
    </style:style>
    <style:style style:name="T5" style:family="text">
      <style:text-properties fo:color="#c586c0"/>
    </style:style>
    <style:style style:name="T6" style:family="text">
      <style:text-properties fo:color="#b5cea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eae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mport</text:span> <text:span text:style-name="T2">'package:flutter_web/material.</text:span>;</text:p>
      <text:p text:style-name="P3"><text:span text:style-name="T1">import</text:span> <text:span text:style-name="T2">'package:flutter_web/widgets.</text:span>;</text:p>
      <text:p text:style-name="P6"/>
      <text:p text:style-name="P3"><text:span text:style-name="T1">void</text:span> <text:span text:style-name="T3">main</text:span>() =&gt; <text:span text:style-name="T3">runApp</text:span>(<text:span text:style-name="T4">MyApp</text:span>());</text:p>
      <text:p text:style-name="P6"/>
      <text:p text:style-name="P3"><text:span text:style-name="T1">class</text:span> <text:span text:style-name="T4">MyApp</text:span> <text:span text:style-name="T1">extends</text:span> <text:span text:style-name="T4">StatelessWidget</text:span> {</text:p>
      <text:p text:style-name="P4">// This widget is the root of your application.</text:p>
      <text:p text:style-name="P5">@override</text:p>
      <text:p text:style-name="P3"><text:span text:style-name="T4">Widget</text:span> <text:span text:style-name="T3">build</text:span>(<text:span text:style-name="T4">BuildContext</text:span> context) {</text:p>
      <text:p text:style-name="P3"><text:span text:style-name="T5">return</text:span> <text:span text:style-name="T4">MaterialApp</text:span>(</text:p>
      <text:p text:style-name="P3">title: <text:span text:style-name="T2">'LauncherZ'</text:span>,</text:p>
      <text:p text:style-name="P3">theme: <text:span text:style-name="T4">ThemeData</text:span>(</text:p>
      <text:p text:style-name="P3">primarySwatch: <text:span text:style-name="T4">Colors</text:span>.red,</text:p>
      <text:p text:style-name="P3">),</text:p>
      <text:p text:style-name="P3">home: <text:span text:style-name="T4">MyHomePage</text:span>(title: <text:span text:style-name="T2">'Página Inicial'</text:span>),</text:p>
      <text:p text:style-name="P3">);</text:p>
      <text:p text:style-name="P3">}</text:p>
      <text:p text:style-name="P3">}</text:p>
      <text:p text:style-name="P6"/>
      <text:p text:style-name="P3"><text:span text:style-name="T1">class</text:span> <text:span text:style-name="T4">MyHomePage</text:span> <text:span text:style-name="T1">extends</text:span> <text:span text:style-name="T4">StatelessWidget</text:span> {</text:p>
      <text:p text:style-name="P3"><text:span text:style-name="T4">MyHomePage</text:span>({<text:span text:style-name="T4">Key</text:span> key, <text:span text:style-name="T1">this</text:span>.title}) : <text:span text:style-name="T1">super</text:span>(key: key);</text:p>
      <text:p text:style-name="P6"/>
      <text:p text:style-name="P3"><text:span text:style-name="T1">final</text:span> <text:span text:style-name="T4">String</text:span> title;</text:p>
      <text:p text:style-name="P6"/>
      <text:p text:style-name="P5">@override</text:p>
      <text:p text:style-name="P3"><text:span text:style-name="T4">Widget</text:span> <text:span text:style-name="T3">build</text:span>(<text:span text:style-name="T4">BuildContext</text:span> context) {</text:p>
      <text:p text:style-name="P3"><text:span text:style-name="T5">return</text:span> <text:span text:style-name="T4">Scaffold</text:span>(</text:p>
      <text:p text:style-name="P3">appBar: <text:span text:style-name="T4">AppBar</text:span>(</text:p>
      <text:p text:style-name="P3">title: <text:span text:style-name="T4">Text</text:span>(title),</text:p>
      <text:p text:style-name="P3">),</text:p>
      <text:p text:style-name="P3">body: (</text:p>
      <text:p text:style-name="P3"><text:span text:style-name="T3">telaLogin</text:span>()</text:p>
      <text:p text:style-name="P3">),</text:p>
      <text:p text:style-name="P3">);</text:p>
      <text:p text:style-name="P3">}</text:p>
      <text:p text:style-name="P3">}</text:p>
      <text:p text:style-name="P3"><text:span text:style-name="T4">String</text:span> login = <text:span text:style-name="T2">""</text:span>;</text:p>
      <text:p text:style-name="P3"><text:span text:style-name="T4">String</text:span> senha = <text:span text:style-name="T2">""</text:span>;</text:p>
      <text:p text:style-name="P3"><text:span text:style-name="T4">TextEditingController</text:span> controller = <text:span text:style-name="T4">TextEditingController</text:span>();</text:p>
      <text:p text:style-name="P6"/>
      <text:p text:style-name="P3"><text:span text:style-name="T1">class</text:span> telaLogin <text:span text:style-name="T1">extends</text:span> <text:span text:style-name="T4">StatelessWidget</text:span>{</text:p>
      <text:p text:style-name="P3"><text:span text:style-name="T4">Widget</text:span> build (<text:span text:style-name="T4">BuildContext</text:span> context){</text:p>
      <text:p text:style-name="P3"><text:span text:style-name="T5">return</text:span> <text:span text:style-name="T5">new</text:span> <text:span text:style-name="T4">Center</text:span>(</text:p>
      <text:p text:style-name="P3">child: <text:span text:style-name="T5">new</text:span> <text:span text:style-name="T4">Column</text:span>(</text:p>
      <text:p text:style-name="P3">crossAxisAlignment: <text:span text:style-name="T4">CrossAxisAlignment</text:span>.center,</text:p>
      <text:p text:style-name="P3">mainAxisAlignment: <text:span text:style-name="T4">MainAxisAlignment</text:span>.center,</text:p>
      <text:p text:style-name="P3">children: &lt;<text:span text:style-name="T4">Widget</text:span>&gt;[</text:p>
      <text:p text:style-name="P3"><text:span text:style-name="T5">new</text:span> <text:span text:style-name="T4">TextField</text:span>( </text:p>
      <text:p text:style-name="P3">onChanged:(text){ login = text;},</text:p>
      <text:p text:style-name="P3">decoration: <text:span text:style-name="T5">new</text:span> <text:span text:style-name="T4">InputDecoration</text:span>(</text:p>
      <text:p text:style-name="P3">labelText: <text:span text:style-name="T2">"Login"</text:span>,</text:p>
      <text:p text:style-name="P3">fillColor: <text:span text:style-name="T4">Colors</text:span>.orange,</text:p>
      <text:p text:style-name="P3">border: <text:span text:style-name="T5">new</text:span> <text:span text:style-name="T4">OutlineInputBorder</text:span>(</text:p>
      <text:p text:style-name="P3">borderRadius: <text:span text:style-name="T5">new</text:span> <text:span text:style-name="T4">BorderRadius</text:span>.<text:span text:style-name="T3">circular</text:span>(<text:span text:style-name="T6">25.0</text:span>), </text:p>
      <text:p text:style-name="P3">)</text:p>
      <text:p text:style-name="P3"><text:soft-page-break/>)</text:p>
      <text:p text:style-name="P3">),</text:p>
      <text:p text:style-name="P3"><text:span text:style-name="T5">new</text:span> <text:span text:style-name="T4">TextField</text:span>(</text:p>
      <text:p text:style-name="P3">onChanged: (text){ senha = text;},</text:p>
      <text:p text:style-name="P3">decoration: <text:span text:style-name="T5">new</text:span> <text:span text:style-name="T4">InputDecoration</text:span>(</text:p>
      <text:p text:style-name="P3">labelText: <text:span text:style-name="T2">"Senha"</text:span>,</text:p>
      <text:p text:style-name="P3">fillColor: <text:span text:style-name="T4">Colors</text:span>.orange,</text:p>
      <text:p text:style-name="P3">border: <text:span text:style-name="T5">new</text:span> <text:span text:style-name="T4">OutlineInputBorder</text:span>(</text:p>
      <text:p text:style-name="P3">borderRadius: <text:span text:style-name="T5">new</text:span> <text:span text:style-name="T4">BorderRadius</text:span>.<text:span text:style-name="T3">circular</text:span>(<text:span text:style-name="T6">25.0</text:span>), </text:p>
      <text:p text:style-name="P3">)</text:p>
      <text:p text:style-name="P3">)</text:p>
      <text:p text:style-name="P3">),</text:p>
      <text:p text:style-name="P6"/>
      <text:p text:style-name="P3"><text:span text:style-name="T5">new</text:span> <text:span text:style-name="T4">RaisedButton</text:span>(</text:p>
      <text:p text:style-name="P3">child: <text:span text:style-name="T1">const</text:span> <text:span text:style-name="T4">Text</text:span>(<text:span text:style-name="T2">'Entrar'</text:span>),</text:p>
      <text:p text:style-name="P3">color: <text:span text:style-name="T4">Theme</text:span>.<text:span text:style-name="T3">of</text:span>(context).accentColor,</text:p>
      <text:p text:style-name="P3">elevation: <text:span text:style-name="T6">4.0</text:span>,</text:p>
      <text:p text:style-name="P3">splashColor: <text:span text:style-name="T4">Colors</text:span>.green,</text:p>
      <text:p text:style-name="P3">onPressed: (){</text:p>
      <text:p text:style-name="P3"><text:span text:style-name="T5">if</text:span> (login != <text:span text:style-name="T2">"login"</text:span> &amp;&amp; senha != <text:span text:style-name="T2">"senha"</text:span> ){</text:p>
      <text:p text:style-name="P3"><text:span text:style-name="T5">return</text:span> <text:span text:style-name="T1">null</text:span>;</text:p>
      <text:p text:style-name="P3">}</text:p>
      <text:p text:style-name="P3"><text:span text:style-name="T5">else</text:span>{</text:p>
      <text:p text:style-name="P3"><text:span text:style-name="T4">Navigator</text:span>.<text:span text:style-name="T3">push</text:span>(context, <text:span text:style-name="T4">MaterialPageRoute</text:span>(builder: (context)=&gt; <text:span text:style-name="T3">telaPrincipal</text:span>()));</text:p>
      <text:p text:style-name="P3">}</text:p>
      <text:p text:style-name="P3">},</text:p>
      <text:p text:style-name="P3">),</text:p>
      <text:p text:style-name="P3">],</text:p>
      <text:p text:style-name="P3">),</text:p>
      <text:p text:style-name="P3">);</text:p>
      <text:p text:style-name="P3">}</text:p>
      <text:p text:style-name="P3">}</text:p>
      <text:p text:style-name="P6"/>
      <text:p text:style-name="P3"><text:span text:style-name="T1">class</text:span> telaPrincipal <text:span text:style-name="T1">extends</text:span> <text:span text:style-name="T4">StatelessWidget</text:span>{</text:p>
      <text:p text:style-name="P3"><text:span text:style-name="T4">Widget</text:span> <text:span text:style-name="T3">build</text:span>(<text:span text:style-name="T4">BuildContext</text:span> context)</text:p>
      <text:p text:style-name="P3">{</text:p>
      <text:p text:style-name="P3"><text:span text:style-name="T5">return</text:span> <text:span text:style-name="T5">new</text:span> <text:span text:style-name="T4">Scaffold</text:span>(</text:p>
      <text:p text:style-name="P3">appBar: <text:span text:style-name="T4">AppBar</text:span> (</text:p>
      <text:p text:style-name="P3">title:<text:span text:style-name="T4">Text</text:span>(<text:span text:style-name="T2">"Bem Vindo !"</text:span>) , </text:p>
      <text:p text:style-name="P3">),</text:p>
      <text:p text:style-name="P3">);</text:p>
      <text:p text:style-name="P3">}</text:p>
      <text:p text:style-name="P3">}</text:p>
      <text:p text:style-name="P3">// This made for a flutter website</text:p>
      <text:section text:style-name="Sect1" text:name=":nl">
        <text:p text:style-name="P1"><draw:frame draw:style-name="fr1" draw:name="Image1" text:anchor-type="as-char" svg:width="0.534cm" svg:height="0.245cm" draw:z-index="0"><draw:image xlink:href="Pictures/100002000000000100000001D3669EDE7BACDF23.gif" xlink:type="simple" xlink:show="embed" xlink:actuate="onLoad" loext:mime-type="image/gif"/></draw:frame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4:47:50.161494182</meta:creation-date>
    <dc:date>2019-06-01T14:48:17.433914002</dc:date>
    <meta:editing-duration>PT28S</meta:editing-duration>
    <meta:editing-cycles>1</meta:editing-cycles>
    <meta:document-statistic meta:table-count="0" meta:image-count="1" meta:object-count="0" meta:page-count="2" meta:paragraph-count="92" meta:word-count="220" meta:character-count="1801" meta:non-whitespace-character-count="1668"/>
    <meta:generator>LibreOffice/6.2.4.2$MacOSX_X86_64 LibreOffice_project/2412653d852ce75f65fbfa83fb7e7b669a126d64</meta:generator>
  </office:meta>
</office:document-meta>
</file>